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marker-end="Circle" draw:marker-end-center="tru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8.112cm" svg:y="11.668cm">
          <text:p text:style-name="P1"><text:span text:style-name="T1">Signal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032cm" svg:height="1.524cm" svg:x="13.827cm" svg:y="11.668cm">
          <text:p text:style-name="P1"><text:span text:style-name="T1">True RMS</text:span></text:p>
          <text:p text:style-name="P1"><text:span text:style-name="T1">RF Voltmeter</text:span></text:p>
          <text:p text:style-name="P1"><text:span text:style-name="T1">(dB scale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144cm" svg:y1="12.43cm" svg:x2="13.827cm" svg:y2="12.43cm" draw:start-shape="id1" draw:start-glue-point="1" draw:end-shape="id2" draw:end-glue-point="3" svg:d="M10144 12430h3683" svg:viewBox="0 0 3684 1">
          <text:p/>
        </draw:connector>
        <draw:g xml:id="id3" draw:id="id3">
          <draw:custom-shape draw:style-name="gr3" draw:text-style-name="P1" draw:layer="layout" svg:width="0.254cm" svg:height="0.889cm" draw:transform="rotate (1.5707963267949) translate (11.414cm 13.5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11.287cm" svg:y1="13.7cm" svg:x2="12.43cm" svg:y2="13.7cm">
            <text:p/>
          </draw:line>
          <draw:line draw:style-name="gr4" draw:text-style-name="P1" draw:layer="layout" svg:x1="11.287cm" svg:y1="13.192cm" svg:x2="12.43cm" svg:y2="13.192cm">
            <text:p/>
          </draw:line>
        </draw:g>
        <draw:frame draw:style-name="gr5" draw:text-style-name="P2" draw:layer="layout" svg:width="1.387cm" svg:height="0.895cm" svg:x="11.16cm" svg:y="11.281cm">
          <draw:text-box>
            <text:p text:style-name="P1"><text:span text:style-name="T1">DUT</text:span></text:p>
            <text:p text:style-name="P1"><text:span text:style-name="T1">Crystal</text:span></text:p>
          </draw:text-box>
        </draw:frame>
        <draw:connector draw:style-name="gr6" draw:text-style-name="P1" draw:layer="layout" svg:x1="11.858cm" svg:y1="13.192cm" svg:x2="11.858cm" svg:y2="12.436cm" draw:start-shape="id3" draw:start-glue-point="0" svg:d="M11858 13192v-756" svg:viewBox="0 0 1 757">
          <text:p/>
        </draw:connector>
        <draw:custom-shape draw:style-name="gr7" draw:text-style-name="P1" xml:id="id4" draw:id="id4" draw:layer="layout" svg:width="0.508cm" svg:height="0.254cm" svg:x="11.604cm" svg:y="14.31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svg:x1="11.858cm" svg:y1="14.312cm" svg:x2="11.858cm" svg:y2="13.7cm" draw:start-shape="id4" draw:start-glue-point="7" draw:end-shape="id3" draw:end-glue-point="2" svg:d="M11858 14312v-612" svg:viewBox="0 0 1 6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Milldrum</meta:initial-creator>
    <meta:creation-date>2013-09-13T10:25:16</meta:creation-date>
    <dc:date>2014-11-23T12:16:03.626566473</dc:date>
    <dc:creator>Jason Milldrum</dc:creator>
    <meta:editing-duration>PT24M12S</meta:editing-duration>
    <meta:editing-cycles>5</meta:editing-cycles>
    <meta:generator>LibreOffice/4.2.7.2$Linux_X86_64 LibreOffice_project/420m0$Build-2</meta:generator>
    <meta:document-statistic meta:object-count="11"/>
  </office:meta>
</office:document-meta>
</file>